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824cm"/>
    </style:style>
    <style:style style:name="gr2" style:family="graphic" style:parent-style-name="standard">
      <style:graphic-properties draw:textarea-horizontal-align="justify" draw:textarea-vertical-align="middle" draw:auto-grow-height="false" fo:min-height="5.52cm" fo:min-width="7.47cm" draw:shadow="hidden"/>
    </style:style>
    <style:style style:name="gr3" style:family="graphic" style:parent-style-name="standard">
      <style:graphic-properties draw:stroke="none" svg:stroke-color="#000000" draw:fill="none" draw:fill-color="#ffffff" fo:min-height="1.20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4.369cm"/>
    </style:style>
    <style:style style:name="gr6" style:family="graphic" style:parent-style-name="standard">
      <style:graphic-properties draw:stroke="none" svg:stroke-color="#000000" draw:fill="none" draw:fill-color="#ffffff" fo:min-height="4.441cm"/>
    </style:style>
    <style:style style:name="gr7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828cm"/>
    </style:style>
    <style:style style:name="gr9" style:family="graphic" style:parent-style-name="standard">
      <style:graphic-properties draw:stroke="none" svg:stroke-color="#000000" draw:fill="none" draw:fill-color="#ffffff" fo:min-height="2.285cm"/>
    </style:style>
    <style:style style:name="P1" style:family="paragraph">
      <style:text-properties fo:color="#ffffff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18pt" style:font-size-asian="18pt" style:font-size-complex="18pt"/>
    </style:style>
    <style:style style:name="P4" style:family="paragraph">
      <style:paragraph-properties fo:text-align="center"/>
      <style:text-properties fo:color="#0084d1" fo:font-size="18pt" style:font-size-asian="18pt" style:font-size-complex="18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84d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764cm" svg:height="3.074cm" svg:x="4.393cm" svg:y="7.564cm">
          <draw:text-box>
            <text:p/>
          </draw:text-box>
        </draw:frame>
        <draw:custom-shape draw:style-name="gr2" draw:text-style-name="P2" draw:layer="layout" svg:width="7.97cm" svg:height="5.77cm" svg:x="9.842cm" svg:y="7.58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2.419cm" svg:height="1.458cm" svg:x="7.842cm" svg:y="9.978cm">
          <draw:text-box>
            <text:p text:style-name="P2"><text:span text:style-name="T1">Timestamper</text:span></text:p>
          </draw:text-box>
        </draw:frame>
        <draw:line draw:style-name="gr4" draw:text-style-name="P2" draw:layer="layout" svg:x1="3.874cm" svg:y1="10.49cm" svg:x2="9.875cm" svg:y2="10.498cm">
          <text:p/>
        </draw:line>
        <draw:line draw:style-name="gr4" draw:text-style-name="P2" draw:layer="layout" svg:x1="17.844cm" svg:y1="10.625cm" svg:x2="23.682cm" svg:y2="10.617cm">
          <text:p/>
        </draw:line>
        <draw:frame draw:style-name="gr5" draw:text-style-name="P4" draw:layer="layout" svg:width="8.333cm" svg:height="4.619cm" svg:x="3.161cm" svg:y="8.204cm">
          <draw:text-box>
            <text:p text:style-name="P2"><text:span text:style-name="T2">Signed complex </text:span></text:p>
            <text:p text:style-name="P2"><text:span text:style-name="T2">samples</text:span></text:p>
            <text:p text:style-name="P2"><text:span text:style-name="T2">input</text:span></text:p>
          </draw:text-box>
        </draw:frame>
        <draw:frame draw:style-name="gr6" draw:text-style-name="P4" draw:layer="layout" svg:width="8.333cm" svg:height="4.691cm" svg:x="16.439cm" svg:y="8.339cm">
          <draw:text-box>
            <text:p text:style-name="P2"><text:span text:style-name="T2">Signed complex </text:span></text:p>
            <text:p text:style-name="P2"><text:span text:style-name="T2">samples</text:span></text:p>
            <text:p text:style-name="P2"><text:span text:style-name="T2">output</text:span></text:p>
            <text:p text:style-name="P2"><text:span text:style-name="T2">with time</text:span></text:p>
          </draw:text-box>
        </draw:frame>
        <draw:line draw:style-name="gr7" draw:text-style-name="P2" draw:layer="layout" svg:x1="13.907cm" svg:y1="5.286cm" svg:x2="13.888cm" svg:y2="7.528cm">
          <text:p/>
        </draw:line>
        <draw:frame draw:style-name="gr8" draw:text-style-name="P4" draw:layer="layout" svg:width="12.419cm" svg:height="1.078cm" svg:x="7.642cm" svg:y="4.2cm">
          <draw:text-box>
            <text:p text:style-name="P2"><text:span text:style-name="T2">enable</text:span></text:p>
          </draw:text-box>
        </draw:frame>
        <draw:line draw:style-name="gr4" draw:text-style-name="P2" draw:layer="layout" svg:x1="14.034cm" svg:y1="15.062cm" svg:x2="14.034cm" svg:y2="13.411cm">
          <text:p/>
        </draw:line>
        <draw:frame draw:style-name="gr9" draw:text-style-name="P4" draw:layer="layout" svg:width="8.001cm" svg:height="2.535cm" svg:x="10.243cm" svg:y="15.04cm">
          <draw:text-box>
            <text:p text:style-name="P2"><text:span text:style-name="T2">Time,</text:span></text:p>
            <text:p text:style-name="P2"><text:span text:style-name="T2">Seconds and fraction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886cm" fo:margin-bottom="2.959cm" fo:margin-left="3.112cm" fo:margin-right="3.30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0:49:34.268398460</meta:creation-date>
    <dc:date>2016-02-18T13:36:01.096813635</dc:date>
    <meta:editing-duration>PT2H9M34S</meta:editing-duration>
    <meta:editing-cycles>27</meta:editing-cycles>
    <meta:generator>LibreOffice/4.3.7.2$Linux_X86_64 LibreOffice_project/430$Build-2</meta:generator>
    <meta:document-statistic meta:object-count="11"/>
  </office:meta>
</office:document-meta>
</file>